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5.21mm"/>
    </style:style>
    <style:style style:name="co10" style:family="table-column">
      <style:table-column-properties fo:break-before="auto" style:column-width="168.93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50.5mm"/>
    </style:style>
    <style:style style:name="co13" style:family="table-column">
      <style:table-column-properties fo:break-before="auto" style:column-width="65.16mm"/>
    </style:style>
    <style:style style:name="co14" style:family="table-column">
      <style:table-column-properties fo:break-before="auto" style:column-width="47.73mm"/>
    </style:style>
    <style:style style:name="co15" style:family="table-column">
      <style:table-column-properties fo:break-before="auto" style:column-width="50.73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46.92mm"/>
    </style:style>
    <style:style style:name="co18" style:family="table-column">
      <style:table-column-properties fo:break-before="auto" style:column-width="44.2mm"/>
    </style:style>
    <style:style style:name="co19" style:family="table-column">
      <style:table-column-properties fo:break-before="auto" style:column-width="48.82mm"/>
    </style:style>
    <style:style style:name="co20" style:family="table-column">
      <style:table-column-properties fo:break-before="auto" style:column-width="43.92mm"/>
    </style:style>
    <style:style style:name="co21" style:family="table-column">
      <style:table-column-properties fo:break-before="auto" style:column-width="123.87mm"/>
    </style:style>
    <style:style style:name="co22" style:family="table-column">
      <style:table-column-properties fo:break-before="auto" style:column-width="48.56mm"/>
    </style:style>
    <style:style style:name="co23" style:family="table-column">
      <style:table-column-properties fo:break-before="auto" style:column-width="52.37mm"/>
    </style:style>
    <style:style style:name="co24" style:family="table-column">
      <style:table-column-properties fo:break-before="auto" style:column-width="62.99mm"/>
    </style:style>
    <style:style style:name="co25" style:family="table-column">
      <style:table-column-properties fo:break-before="auto" style:column-width="36.57mm"/>
    </style:style>
    <style:style style:name="co26" style:family="table-column">
      <style:table-column-properties fo:break-before="auto" style:column-width="62.44mm"/>
    </style:style>
    <style:style style:name="co27" style:family="table-column">
      <style:table-column-properties fo:break-before="auto" style:column-width="61.35mm"/>
    </style:style>
    <style:style style:name="co28" style:family="table-column">
      <style:table-column-properties fo:break-before="auto" style:column-width="59.44mm"/>
    </style:style>
    <style:style style:name="co29" style:family="table-column">
      <style:table-column-properties fo:break-before="auto" style:column-width="43.11mm"/>
    </style:style>
    <style:style style:name="co30" style:family="table-column">
      <style:table-column-properties fo:break-before="auto" style:column-width="63.8mm"/>
    </style:style>
    <style:style style:name="co31" style:family="table-column">
      <style:table-column-properties fo:break-before="auto" style:column-width="43.37mm"/>
    </style:style>
    <style:style style:name="co32" style:family="table-column">
      <style:table-column-properties fo:break-before="auto" style:column-width="118.42mm"/>
    </style:style>
    <style:style style:name="co33" style:family="table-column">
      <style:table-column-properties fo:break-before="auto" style:column-width="40.66mm"/>
    </style:style>
    <style:style style:name="co34" style:family="table-column">
      <style:table-column-properties fo:break-before="auto" style:column-width="40.92mm"/>
    </style:style>
    <style:style style:name="co35" style:family="table-column">
      <style:table-column-properties fo:break-before="auto" style:column-width="17.23mm"/>
    </style:style>
    <style:style style:name="co36" style:family="table-column">
      <style:table-column-properties fo:break-before="auto" style:column-width="76.32mm"/>
    </style:style>
    <style:style style:name="co37" style:family="table-column">
      <style:table-column-properties fo:break-before="auto" style:column-width="59.99mm"/>
    </style:style>
    <style:style style:name="co38" style:family="table-column">
      <style:table-column-properties fo:break-before="auto" style:column-width="526.5mm"/>
    </style:style>
    <style:style style:name="co39" style:family="table-column">
      <style:table-column-properties fo:break-before="auto" style:column-width="473.13mm"/>
    </style:style>
    <style:style style:name="co4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ructure_ad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ALOGPS_LOGP</text:p>
          </table:table-cell>
          <table:table-cell office:value-type="string" calcext:value-type="string">
            <text:p>ALOGPS_LOGS</text:p>
          </table:table-cell>
          <table:table-cell office:value-type="string" calcext:value-type="string">
            <text:p>ALOGPS_SOLUBILITY</text:p>
          </table:table-cell>
          <table:table-cell office:value-type="string" calcext:value-type="string">
            <text:p>DATABASE_ID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DRUGBANK_ID</text:p>
          </table:table-cell>
          <table:table-cell office:value-type="string" calcext:value-type="string">
            <text:p>DRUG_GROUPS</text:p>
          </table:table-cell>
          <table:table-cell office:value-type="string" calcext:value-type="string">
            <text:p>EXACT_MASS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GENERIC_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CHI_IDENTIFIER</text:p>
          </table:table-cell>
          <table:table-cell office:value-type="string" calcext:value-type="string">
            <text:p>INCHI_KEY</text:p>
          </table:table-cell>
          <table:table-cell office:value-type="string" calcext:value-type="string">
            <text:p>INTERNATIONAL_BRANDS</text:p>
          </table:table-cell>
          <table:table-cell office:value-type="string" calcext:value-type="string">
            <text:p>JCHEM_ACCEPTOR_COUNT</text:p>
          </table:table-cell>
          <table:table-cell office:value-type="string" calcext:value-type="string">
            <text:p>JCHEM_ATOM_COUNT</text:p>
          </table:table-cell>
          <table:table-cell office:value-type="string" calcext:value-type="string">
            <text:p>JCHEM_AVERAGE_POLARIZABILITY</text:p>
          </table:table-cell>
          <table:table-cell office:value-type="string" calcext:value-type="string">
            <text:p>JCHEM_BIOAVAILABILITY</text:p>
          </table:table-cell>
          <table:table-cell office:value-type="string" calcext:value-type="string">
            <text:p>JCHEM_DONOR_COUNT</text:p>
          </table:table-cell>
          <table:table-cell office:value-type="string" calcext:value-type="string">
            <text:p>JCHEM_FORMAL_CHARGE</text:p>
          </table:table-cell>
          <table:table-cell office:value-type="string" calcext:value-type="string">
            <text:p>JCHEM_GHOSE_FILTER</text:p>
          </table:table-cell>
          <table:table-cell office:value-type="string" calcext:value-type="string">
            <text:p>JCHEM_IUPAC</text:p>
          </table:table-cell>
          <table:table-cell office:value-type="string" calcext:value-type="string">
            <text:p>JCHEM_LOGP</text:p>
          </table:table-cell>
          <table:table-cell office:value-type="string" calcext:value-type="string">
            <text:p>JCHEM_MDDR_LIKE_RULE</text:p>
          </table:table-cell>
          <table:table-cell office:value-type="string" calcext:value-type="string">
            <text:p>JCHEM_NUMBER_OF_RINGS</text:p>
          </table:table-cell>
          <table:table-cell office:value-type="string" calcext:value-type="string">
            <text:p>JCHEM_PHYSIOLOGICAL_CHARGE</text:p>
          </table:table-cell>
          <table:table-cell office:value-type="string" calcext:value-type="string">
            <text:p>JCHEM_PKA</text:p>
          </table:table-cell>
          <table:table-cell office:value-type="string" calcext:value-type="string">
            <text:p>JCHEM_PKA_STRONGEST_ACIDIC</text:p>
          </table:table-cell>
          <table:table-cell office:value-type="string" calcext:value-type="string">
            <text:p>JCHEM_PKA_STRONGEST_BASIC</text:p>
          </table:table-cell>
          <table:table-cell office:value-type="string" calcext:value-type="string">
            <text:p>JCHEM_POLAR_SURFACE_AREA</text:p>
          </table:table-cell>
          <table:table-cell office:value-type="string" calcext:value-type="string">
            <text:p>JCHEM_REFRACTIVITY</text:p>
          </table:table-cell>
          <table:table-cell office:value-type="string" calcext:value-type="string">
            <text:p>JCHEM_ROTATABLE_BOND_COUNT</text:p>
          </table:table-cell>
          <table:table-cell office:value-type="string" calcext:value-type="string">
            <text:p>JCHEM_RULE_OF_FIVE</text:p>
          </table:table-cell>
          <table:table-cell office:value-type="string" calcext:value-type="string">
            <text:p>JCHEM_TRADITIONAL_IUPAC</text:p>
          </table:table-cell>
          <table:table-cell office:value-type="string" calcext:value-type="string">
            <text:p>JCHEM_VEBER_RULE</text:p>
          </table:table-cell>
          <table:table-cell office:value-type="string" calcext:value-type="string">
            <text:p>MOLECULAR_WEIGHT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ALTS</text:p>
          </table:table-cell>
          <table:table-cell office:value-type="string" calcext:value-type="string">
            <text:p>SECONDARY_ACCESSION_NUMBERS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SYNONYM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DB00225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0225</text:p>
          </table:table-cell>
          <table:table-cell office:value-type="string" calcext:value-type="string">
            <text:p>approved; investigational</text:p>
          </table:table-cell>
          <table:table-cell office:value-type="string" calcext:value-type="string">
            <text:p>574.10225</text:p>
          </table:table-cell>
          <table:table-cell office:value-type="string" calcext:value-type="string">
            <text:p>C16H26GdN5O8</text:p>
          </table:table-cell>
          <table:table-cell office:value-type="string" calcext:value-type="string">
            <text:p>Gadodiamide</text:p>
          </table:table-cell>
          <table:table-cell/>
          <table:table-cell office:value-type="string" calcext:value-type="string">
            <text:p>InChI=1S/C16H29N5O8.Gd/c1-17-12(22)7-20(10-15(26)27)5-3-19(9-14(24)25)4-6-21(11-16(28)29)8-13(23)18-2;/h3-11H2,1-2H3,(H,17,22)(H,18,23)(H,24,25)(H,26,27)(H,28,29);/q;+3/p-3</text:p>
          </table:table-cell>
          <table:table-cell office:value-type="string" calcext:value-type="string">
            <text:p>HZHFFEYYPYZMNU-UHFFFAOYSA-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0.71683986536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9,22-bis(methylamino)-3,13,16-trioxo-2λ³,14λ³,15λ³-trioxa-20λ³,23λ³-dioxa-5λ⁴,8λ⁴,11λ⁴-triaza-1-gadolinaheptacyclo[6.6.3.3¹,⁵.3¹,¹¹.0¹,⁵.0¹,⁸.0¹,¹¹]tricosa-19,22-diene-1,1,1-tris(ylium)-2,14,15-triid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171.23999999999998</text:p>
          </table:table-cell>
          <table:table-cell office:value-type="string" calcext:value-type="string">
            <text:p>122.2542999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,22-bis(methylamino)-3,13,16-trioxo-2λ³,14λ³,15λ³-trioxa-20λ³,23λ³-dioxa-5λ⁴,8λ⁴,11λ⁴-triaza-1-gadolinaheptacyclo[6.6.3.3¹,⁵.3¹,¹¹.0¹,⁵.0¹,⁸.0¹,¹¹]tricosa-19,22-diene-1,1,1-tris(ylium)-2,14,15-tri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3.66</text:p>
          </table:table-cell>
          <table:table-cell/>
          <table:table-cell office:value-type="string" calcext:value-type="string">
            <text:p>Omniscan; Omniscan Liq IV 287mg/ml</text:p>
          </table:table-cell>
          <table:table-cell office:value-type="string" calcext:value-type="string">
            <text:p>Gadodiamide hydrate</text:p>
          </table:table-cell>
          <table:table-cell office:value-type="string" calcext:value-type="string">
            <text:p>APRD00990</text:p>
          </table:table-cell>
          <table:table-cell office:value-type="string" calcext:value-type="string">
            <text:p>O=C1[O-][Gd+3]234567[O]=C(C[N]2(CC[N]3(CC([O-]4)=O)CC[N]5(CC(=[O]6)NC)CC(=O)[O-]7)C1)NC</text:p>
          </table:table-cell>
          <table:table-cell office:value-type="string" calcext:value-type="string">
            <text:p>Gadodiamida; Gadodiamide; Gadodiamide anhydrou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-0.89</text:p>
          </table:table-cell>
          <table:table-cell office:value-type="string" calcext:value-type="string">
            <text:p>-3.86</text:p>
          </table:table-cell>
          <table:table-cell office:value-type="string" calcext:value-type="string">
            <text:p>6.58e-02 g/l</text:p>
          </table:table-cell>
          <table:table-cell office:value-type="string" calcext:value-type="string">
            <text:p>DB00895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0895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626.309783168</text:p>
          </table:table-cell>
          <table:table-cell office:value-type="string" calcext:value-type="string">
            <text:p>C28H46N6O8S</text:p>
          </table:table-cell>
          <table:table-cell office:value-type="string" calcext:value-type="string">
            <text:p>Benzylpenicilloyl Polylysine</text:p>
          </table:table-cell>
          <table:table-cell/>
          <table:table-cell office:value-type="string" calcext:value-type="string">
            <text:p>InChI=1S/C22H32N4O6S.C6H14N2O2/c1-22(2)17(21(31)32)26-19(33-22)16(25-15(27)12-13-8-4-3-5-9-13)18(28)24-11-7-6-10-14(23)20(29)30;7-4-2-1-3-5(8)6(9)10/h3-5,8-9,14,16-17,19,26H,6-7,10-12,23H2,1-2H3,(H,24,28)(H,25,27)(H,29,30)(H,31,32);5H,1-4,7-8H2,(H,9,10)/t14-,16?,17+,19-;5-/m11/s1</text:p>
          </table:table-cell>
          <table:table-cell office:value-type="string" calcext:value-type="string">
            <text:p>IMPVZRLKKKXMKQ-SGDOCVTFSA-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0.3071122896341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-3.7821549066922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09231765833023</text:p>
          </table:table-cell>
          <table:table-cell office:value-type="string" calcext:value-type="string">
            <text:p>2.036938081623117</text:p>
          </table:table-cell>
          <table:table-cell office:value-type="string" calcext:value-type="string">
            <text:p>9.52567018428912</text:p>
          </table:table-cell>
          <table:table-cell office:value-type="string" calcext:value-type="string">
            <text:p>170.85</text:p>
          </table:table-cell>
          <table:table-cell office:value-type="string" calcext:value-type="string">
            <text:p>122.215200000000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26;:;765</text:p>
          </table:table-cell>
          <table:table-cell/>
          <table:table-cell office:value-type="string" calcext:value-type="string">
            <text:p>Pre-pen</text:p>
          </table:table-cell>
          <table:table-cell/>
          <table:table-cell office:value-type="string" calcext:value-type="string">
            <text:p>APRD00822</text:p>
          </table:table-cell>
          <table:table-cell office:value-type="string" calcext:value-type="string">
            <text:p>[H]N[C@H](CCCCN)C(O)=O.[H]N[C@H](CCCCNC(=O)C(NC(=O)CC1=CC=CC=C1)[C@]1([H])N[C@@H](C(O)=O)C(C)(C)S1)C(O)=O</text:p>
          </table:table-cell>
          <table:table-cell office:value-type="string" calcext:value-type="string">
            <text:p>Benzyl penicilloyl-polylysine; Benzylpenicilloyl G polylysine; Benzylpenicilloyl-polylysine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-0.30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1.37e+00 g/l</text:p>
          </table:table-cell>
          <table:table-cell office:value-type="string" calcext:value-type="string">
            <text:p>DB01929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1929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241.036652232</text:p>
          </table:table-cell>
          <table:table-cell office:value-type="string" calcext:value-type="string">
            <text:p>C8H8ClN5O2</text:p>
          </table:table-cell>
          <table:table-cell office:value-type="string" calcext:value-type="string">
            <text:p>5-Chloryl-2,4,6-Quinazolinetriamine</text:p>
          </table:table-cell>
          <table:table-cell office:value-type="string" calcext:value-type="string">
            <text:p>CLZ</text:p>
          </table:table-cell>
          <table:table-cell office:value-type="string" calcext:value-type="string">
            <text:p>InChI=1S/C8H8ClN5O2/c10-3-1-2-4-5(6(3)9(15)16)7(11)14-8(12)13-4/h1-2H,10H2,(H4,11,12,13,14)</text:p>
          </table:table-cell>
          <table:table-cell office:value-type="string" calcext:value-type="string">
            <text:p>AOIWFGJNGXKHGL-UHFFFAOYSA-N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1.3436395567013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chlorylquinazoline-2,4,6-triamine</text:p>
          </table:table-cell>
          <table:table-cell office:value-type="string" calcext:value-type="string">
            <text:p>1.18834117466666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61936557017685</text:p>
          </table:table-cell>
          <table:table-cell office:value-type="string" calcext:value-type="string">
            <text:p>17.162692458714506</text:p>
          </table:table-cell>
          <table:table-cell office:value-type="string" calcext:value-type="string">
            <text:p>4.981003937880726</text:p>
          </table:table-cell>
          <table:table-cell office:value-type="string" calcext:value-type="string">
            <text:p>137.98</text:p>
          </table:table-cell>
          <table:table-cell office:value-type="string" calcext:value-type="string">
            <text:p>60.8518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8H8ClN5O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1;:;634</text:p>
          </table:table-cell>
          <table:table-cell table:number-columns-repeated="3"/>
          <table:table-cell office:value-type="string" calcext:value-type="string">
            <text:p>EXPT00950</text:p>
          </table:table-cell>
          <table:table-cell office:value-type="string" calcext:value-type="string">
            <text:p>NC1=C(C2=C(N)N=C(N)N=C2C=C1)[Cl](=O)=O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1.38e-01 g/l</text:p>
          </table:table-cell>
          <table:table-cell office:value-type="string" calcext:value-type="string">
            <text:p>DB02188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2188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642.226731835</text:p>
          </table:table-cell>
          <table:table-cell office:value-type="string" calcext:value-type="string">
            <text:p>C35H39CuN4O4</text:p>
          </table:table-cell>
          <table:table-cell office:value-type="string" calcext:value-type="string">
            <text:p>N-Methylmesoporphyrin Containing Copper</text:p>
          </table:table-cell>
          <table:table-cell/>
          <table:table-cell office:value-type="string" calcext:value-type="string">
            <text:p>InChI=1S/C35H40N4O4.Cu/c1-8-22-18(3)28-17-33-23(9-2)21(6)32(39(33)7)16-27-20(5)25(11-13-35(42)43)31(38-27)15-30-24(10-12-34(40)41)19(4)26(36-30)14-29(22)37-28;/h14-17H,8-13H2,1-7H3,(H3,36,37,38,40,41,42,43);/q;+1/p-1/b26-14-,27-16-,28-17-,29-14-,30-15-,31-15-,32-16-,33-17-;</text:p>
          </table:table-cell>
          <table:table-cell office:value-type="string" calcext:value-type="string">
            <text:p>CTVHSHALRXJQNK-ZHZUXMKXSA-M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70.363419886865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,9-bis(2-carboxyethyl)-14,19-diethyl-4,10,15,20,22-pentamethyl-2λ⁵,22λ⁵,23,25-tetraaza-1-cupraoctacyclo[11.9.1.1¹,⁸.1³,²¹.0²,⁶.0¹⁶,²³.0¹⁸,²².0¹¹,²⁵]pentacosa-2(6),3(24),4,7,9,11,13,15,17,19,21-undecaen-2-ylium-1-uide</text:p>
          </table:table-cell>
          <table:table-cell office:value-type="string" calcext:value-type="string">
            <text:p>-4.79205192638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.7639760158868314</text:p>
          </table:table-cell>
          <table:table-cell office:value-type="string" calcext:value-type="string">
            <text:p>3.1549291594986735</text:p>
          </table:table-cell>
          <table:table-cell office:value-type="string" calcext:value-type="string">
            <text:p>8.176471974887736</text:p>
          </table:table-cell>
          <table:table-cell office:value-type="string" calcext:value-type="string">
            <text:p>95.59</text:p>
          </table:table-cell>
          <table:table-cell office:value-type="string" calcext:value-type="string">
            <text:p>190.19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9-bis(2-carboxyethyl)-14,19-diethyl-4,10,15,20,22-pentamethyl-2λ⁵,22λ⁵,23,25-tetraaza-1-cupraoctacyclo[11.9.1.1¹,⁸.1³,²¹.0²,⁶.0¹⁶,²³.0¹⁸,²².0¹¹,²⁵]pentacosa-2(6),3(24),4,7,9,11,13,15,17,19,21-undecaen-2-ylium-1-u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3;:;255</text:p>
          </table:table-cell>
          <table:table-cell table:number-columns-repeated="3"/>
          <table:table-cell office:value-type="string" calcext:value-type="string">
            <text:p>EXPT02216</text:p>
          </table:table-cell>
          <table:table-cell office:value-type="string" calcext:value-type="string">
            <text:p>CCC1=C2C=C3N4C(=CC5=[N+]6C(=CC7=[N]8(C)C(=CC(N2[Cu-]468)=C1C)C(CC)=C7C)C(C)=C5CCC(O)=O)C(CCC(O)=O)=C3C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5.94</text:p>
          </table:table-cell>
          <table:table-cell office:value-type="string" calcext:value-type="string">
            <text:p>1.72e-03 g/l</text:p>
          </table:table-cell>
          <table:table-cell office:value-type="string" calcext:value-type="string">
            <text:p>DB02667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2667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1330.541944</text:p>
          </table:table-cell>
          <table:table-cell office:value-type="string" calcext:value-type="string">
            <text:p>C61H86CoN13O15P</text:p>
          </table:table-cell>
          <table:table-cell office:value-type="string" calcext:value-type="string">
            <text:p>Factor IIIm</text:p>
          </table:table-cell>
          <table:table-cell/>
          <table:table-cell office:value-type="string" calcext:value-type="string">
            <text:p>InChI=1S/C61H86N13O15P.Co/c1-29(88-90(84,85)89-52-40(27-75)87-56(51(52)83)74-28-69-38-21-32(86-10)11-15-39(38)74)26-68-48(82)19-20-58(6)36(22-45(65)79)55-61(9)60(8,25-47(67)81)35(14-18-44(64)78)50(73-61)31(3)54-59(7,24-46(66)80)33(12-16-42(62)76)37(70-54)23-41-57(4,5)34(13-17-43(63)77)49(71-41)30(2)53(58)72-55;/h11,15,21,23,28-29,33-36,40,51-52,56,75,83-84H,12-14,16-20,22,24-27H2,1-10H3,(H2,62,76)(H2,63,77)(H2,64,78)(H2,65,79)(H2,66,80)(H2,67,81)(H,68,82);/q-1;+4/b41-23-,53-30-,54-31-;/t29-,33-,34-,35-,36+,40-,51-,52-,56+,58-,59+,60+,61+;/m1./s1</text:p>
          </table:table-cell>
          <table:table-cell office:value-type="string" calcext:value-type="string">
            <text:p>CJVUSTVYODMZMZ-VSTXFNHGSA-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37.44119366012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R,4S,5S,9S,10S,15S,19R,20R)-5,10,15-tris(2-carbamoylethyl)-4,9,20-tris(carbamoylmethyl)-19-(2-{[(2R)-2-{[(2R,3S,4R,5S)-4-hydroxy-2-(hydroxymethyl)-5-(5-methoxy-1H-1,3-benzodiazol-1-yl)oxolan-3-yl hydrogen phosphono]oxy}propyl]carbamoyl}ethyl)-3,4,7,9,14,14,17,19-octamethyl-2lambda5,22lambda5,23lambda5,24lambda5-tetraaza-1-cobaltaoctacyclo[11.9.1.1^{1,8}.0^{2,6}.0^{3,21}.0^{16,23}.0^{18,22}.0^{11,24}]tetracosa-2(6),7,11(24),12,16(23),17,21-heptaene-2,22,23,24-tetrakis(ylium)</text:p>
          </table:table-cell>
          <table:table-cell office:value-type="string" calcext:value-type="string">
            <text:p>-16.153002556577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708929561350647</text:p>
          </table:table-cell>
          <table:table-cell office:value-type="string" calcext:value-type="string">
            <text:p>-0.4535896117545324</text:p>
          </table:table-cell>
          <table:table-cell office:value-type="string" calcext:value-type="string">
            <text:p>5.81930672040497</text:p>
          </table:table-cell>
          <table:table-cell office:value-type="string" calcext:value-type="string">
            <text:p>432.18000000000006</text:p>
          </table:table-cell>
          <table:table-cell office:value-type="string" calcext:value-type="string">
            <text:p>336.68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R,4S,5S,9S,10S,15S,19R,20R)-5,10,15-tris(2-carbamoylethyl)-4,9,20-tris(carbamoylmethyl)-19-(2-{[(2R)-2-{[(2R,3S,4R,5S)-4-hydroxy-2-(hydroxymethyl)-5-(5-methoxy-1,3-benzodiazol-1-yl)oxolan-3-yl hydrogen phosphono]oxy}propyl]carbamoyl}ethyl)-3,4,7,9,14,14,17,19-octamethyl-2lambda5,22lambda5,23lambda5,24lambda5-tetraaza-1-cobaltaoctacyclo[11.9.1.1^{1,8}.0^{2,6}.0^{3,21}.0^{16,23}.0^{18,22}.0^{11,24}]tetracosa-2(6),7,11(24),12,16(23),17,21-heptaene-2,22,23,24-tetrakis(yliu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1.34</text:p>
          </table:table-cell>
          <table:table-cell table:number-columns-repeated="3"/>
          <table:table-cell office:value-type="string" calcext:value-type="string">
            <text:p>EXPT00608</text:p>
          </table:table-cell>
          <table:table-cell office:value-type="string" calcext:value-type="string">
            <text:p>COC1=CC=C2N(C=NC2=C1)[C@H]1O[C@H](CO)[C@@H](O[P@]([OH-])(=O)O[C@H](C)CNC(=O)CC[C@]2(C)[C@@H](CC(N)=O)C3=[N+]4C2=C(C)C2=[N+]5C(=CC6=[N+]7C(=C(C)C8=[N+]([C@]3(C)[C@@](C)(CC(N)=O)[C@@H]8CCC(N)=O)[Co]457)[C@@](C)(CC(N)=O)[C@@H]6CCC(N)=O)C(C)(C)[C@@H]2CCC(N)=O)[C@H]1O</text:p>
          </table:table-cell>
          <table:table-cell office:value-type="string" calcext:value-type="string">
            <text:p>5-Methoxybenzimidazole vitamin B12; 5-Methoxybenzimidazolylcobalamin; Cyano-5-methoxybenzimidazolylcobamide; Vitamin B 12 factor IIIm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-1.59</text:p>
          </table:table-cell>
          <table:table-cell office:value-type="string" calcext:value-type="string">
            <text:p>-1.41</text:p>
          </table:table-cell>
          <table:table-cell office:value-type="string" calcext:value-type="string">
            <text:p>3.08e+01 g/l</text:p>
          </table:table-cell>
          <table:table-cell office:value-type="string" calcext:value-type="string">
            <text:p>DB03436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3436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783.231438451</text:p>
          </table:table-cell>
          <table:table-cell office:value-type="string" calcext:value-type="string">
            <text:p>C28H44GaN9O13</text:p>
          </table:table-cell>
          <table:table-cell office:value-type="string" calcext:value-type="string">
            <text:p>Gallichrome</text:p>
          </table:table-cell>
          <table:table-cell/>
          <table:table-cell office:value-type="string" calcext:value-type="string">
            <text:p>InChI=1S/C28H44N9O13.Ga/c1-16(39)35(48)10-4-7-19-25(44)29-14-24(43)32-22(15-38)26(45)30-13-23(42)31-20(8-5-11-36(49)17(2)40)27(46)34-21(28(47)33-19)9-6-12-37(50)18(3)41;/h19-22,38H,4-15H2,1-3H3,(H,29,44)(H,30,45)(H,31,42)(H,32,43)(H,33,47)(H,34,46);/q-3;+3/t19-,20+,21?,22-;/m0./s1</text:p>
          </table:table-cell>
          <table:table-cell office:value-type="string" calcext:value-type="string">
            <text:p>BEDMDXBTNSVNGS-NIAPTITASA-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1.48363196308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(8R,14S,20S)-14-(hydroxymethyl)-3,28,31-trimethyl-2λ³,29λ³,30λ³,36,37,40-hexaoxa-4,9,12,15,18,21,27,32,38-nonaaza-1-gallahexacyclo[18.9.6.2⁸,²³.1¹,⁴.1¹,²⁷.1¹,³²]tetraconta-2,28,30-triene-10,13,16,19,22,39-hex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34.65999999999997</text:p>
          </table:table-cell>
          <table:table-cell office:value-type="string" calcext:value-type="string">
            <text:p>199.4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8R,14S,20S)-14-(hydroxymethyl)-3,28,31-trimethyl-2λ³,29λ³,30λ³,36,37,40-hexaoxa-4,9,12,15,18,21,27,32,38-nonaaza-1-gallahexacyclo[18.9.6.2⁸,²³.1¹,⁴.1¹,²⁷.1¹,³²]tetraconta-2,28,30-triene-10,13,16,19,22,39-hex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4;:;424</text:p>
          </table:table-cell>
          <table:table-cell table:number-columns-repeated="3"/>
          <table:table-cell office:value-type="string" calcext:value-type="string">
            <text:p>EXPT01562</text:p>
          </table:table-cell>
          <table:table-cell office:value-type="string" calcext:value-type="string">
            <text:p>CC1=[O][Ga]2345ON1CCC[C@H]1NC(=O)CNC(=O)[C@H](CO)NC(=O)CNC(=O)[C@H](CCCN(O2)C(C)=[O]3)NC(=O)C(CCCN(O4)C(C)=[O]5)NC1=O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3"/>
          <table:table-cell office:value-type="string" calcext:value-type="string">
            <text:p>DB03492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3492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571.1275</text:p>
          </table:table-cell>
          <table:table-cell office:value-type="string" calcext:value-type="string">
            <text:p>C23H19N6Os</text:p>
          </table:table-cell>
          <table:table-cell office:value-type="string" calcext:value-type="string">
            <text:p>lambda-bis(2,2'-bipyridine)imidazole osmium (II)</text:p>
          </table:table-cell>
          <table:table-cell/>
          <table:table-cell office:value-type="string" calcext:value-type="string">
            <text:p>InChI=1S/2C10H8N2.C3H3N2.Os/c2*1-3-7-11-9(5-1)10-6-2-4-8-12-10;1-2-5-3-4-1;/h2*1-8H;1-3H;/q;;-1;+3</text:p>
          </table:table-cell>
          <table:table-cell office:value-type="string" calcext:value-type="string">
            <text:p>LHAHECCJWGXHOW-UHFFFAOYSA-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1.93996717549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(1H-imidazol-1-yl)-7lambda4,7'lambda4,9lambda4,9'lambda4-tetraaza-8-osma-8,8'-spirobi[tricyclo[7.4.0.0^{2,7}]tridecane]-1(9),1'(9'),2,2',4,4',6,6',10,10',12,12'-dodecaene-8,8-bis(ylium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94.66000000000001</text:p>
          </table:table-cell>
          <table:table-cell office:value-type="string" calcext:value-type="string">
            <text:p>135.3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(imidazol-1-yl)-7lambda4,7'lambda4,9lambda4,9'lambda4-tetraaza-8-osma-8,8'-spirobi[tricyclo[7.4.0.0^{2,7}]tridecane]-1(9),1'(9'),2,2',4,4',6,6',10,10',12,12'-dodecaene-8,8-bis(yliu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9.68</text:p>
          </table:table-cell>
          <table:table-cell table:number-columns-repeated="3"/>
          <table:table-cell office:value-type="string" calcext:value-type="string">
            <text:p>EXPT02053; EXPT01250; DB04550</text:p>
          </table:table-cell>
          <table:table-cell office:value-type="string" calcext:value-type="string">
            <text:p>C1=CN(C=N1)[Os++]123[N]4=CC=CC=C4C4=[N]1C=CC=C4.C1=CC(C4=CC=CC=[N]24)=[N]3C=C1</text:p>
          </table:table-cell>
          <table:table-cell office:value-type="string" calcext:value-type="string">
            <text:p>delta-bis(2,2'-bipyridine)imidazole osmium (II)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/>
          <table:table-cell office:value-type="string" calcext:value-type="string">
            <text:p>DB03871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3871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481.070366</text:p>
          </table:table-cell>
          <table:table-cell office:value-type="string" calcext:value-type="string">
            <text:p>C23H19N6Ru</text:p>
          </table:table-cell>
          <table:table-cell office:value-type="string" calcext:value-type="string">
            <text:p>lambda-bis(2,2'-bipyridine)imidazole ruthenium (II)</text:p>
          </table:table-cell>
          <table:table-cell/>
          <table:table-cell office:value-type="string" calcext:value-type="string">
            <text:p>InChI=1S/2C10H8N2.C3H3N2.Ru/c2*1-3-7-11-9(5-1)10-6-2-4-8-12-10;1-2-5-3-4-1;/h2*1-8H;1-3H;/q;;-1;+3</text:p>
          </table:table-cell>
          <table:table-cell office:value-type="string" calcext:value-type="string">
            <text:p>ZSRBWSVKDUMHBO-UHFFFAOYSA-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2.3597841680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(1H-imidazol-1-yl)-7lambda4,7'lambda4,9lambda4,9'lambda4-tetraaza-8-ruthena-8,8'-spirobi[tricyclo[7.4.0.0^{2,7}]tridecane]-1(9),1'(13'),2(7),2',3,4',5,6',9',10,11',12-dodecaene-8,8-bis(ylium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94.66000000000001</text:p>
          </table:table-cell>
          <table:table-cell office:value-type="string" calcext:value-type="string">
            <text:p>135.3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(imidazol-1-yl)-7lambda4,7'lambda4,9lambda4,9'lambda4-tetraaza-8-ruthena-8,8'-spirobi[tricyclo[7.4.0.0^{2,7}]tridecane]-1(9),1'(13'),2(7),2',3,4',5,6',9',10,11',12-dodecaene-8,8-bis(yliu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0.52</text:p>
          </table:table-cell>
          <table:table-cell table:number-columns-repeated="3"/>
          <table:table-cell office:value-type="string" calcext:value-type="string">
            <text:p>EXPT01271; EXPT02061; DB02003</text:p>
          </table:table-cell>
          <table:table-cell office:value-type="string" calcext:value-type="string">
            <text:p>C1=CN(C=N1)[Ru++]123[N]4=CC=CC=C4C4=CC=CC=[N]14.C1=CC(C4=[N]2C=CC=C4)=[N]3C=C1</text:p>
          </table:table-cell>
          <table:table-cell office:value-type="string" calcext:value-type="string">
            <text:p>delta-bis(2,2'-bipyridine)imidazole ruthenium (II)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-4.08</text:p>
          </table:table-cell>
          <table:table-cell office:value-type="string" calcext:value-type="string">
            <text:p>5.26e-02 g/l</text:p>
          </table:table-cell>
          <table:table-cell office:value-type="string" calcext:value-type="string">
            <text:p>DB03934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3934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624.171498</text:p>
          </table:table-cell>
          <table:table-cell office:value-type="string" calcext:value-type="string">
            <text:p>C34H32N4O4Zn</text:p>
          </table:table-cell>
          <table:table-cell office:value-type="string" calcext:value-type="string">
            <text:p>Protoporphyrin Ix Containing Zn</text:p>
          </table:table-cell>
          <table:table-cell/>
          <table:table-cell office:value-type="string" calcext:value-type="string">
            <text:p>InChI=1S/C34H34N4O4.Zn/c1-7-21-17(3)25-13-26-19(5)23(9-11-33(39)40)31(37-26)16-32-24(10-12-34(41)42)20(6)28(38-32)15-30-22(8-2)18(4)27(36-30)14-29(21)35-25;/h7-8,13-16H,1-2,9-12H2,3-6H3,(H4,35,36,37,38,39,40,41,42);/q;+2/p-2/b25-13-,26-13-,27-14-,28-15-,29-14-,30-15-,31-16-,32-16-;</text:p>
          </table:table-cell>
          <table:table-cell office:value-type="string" calcext:value-type="string">
            <text:p>FUTVBRXUIKZACV-RGGAHWMASA-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9.594525273152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-[5-(2-carboxyethyl)-14,19-diethenyl-4,10,15,20-tetramethyl-2lambda4,22,23lambda4,25-tetraaza-1-zincaoctacyclo[11.9.1.1^{1,8}.1^{3,21}.0^{2,6}.0^{16,23}.0^{18,22}.0^{11,25}]pentacosa-2(6),3(24),4,7,9,11,13(23),14,16,18,20-undecaen-9-yl]propanoic ac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1.19000000000003</text:p>
          </table:table-cell>
          <table:table-cell office:value-type="string" calcext:value-type="string">
            <text:p>176.185500000000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[5-(2-carboxyethyl)-14,19-diethenyl-4,10,15,20-tetramethyl-2lambda4,22,23lambda4,25-tetraaza-1-zincaoctacyclo[11.9.1.1^{1,8}.1^{3,21}.0^{2,6}.0^{16,23}.0^{18,22}.0^{11,25}]pentacosa-2(6),3(24),4,7,9,11,13(23),14,16,18,20-undecaen-9-yl]propanoic ac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6.03</text:p>
          </table:table-cell>
          <table:table-cell table:number-columns-repeated="3"/>
          <table:table-cell office:value-type="string" calcext:value-type="string">
            <text:p>EXPT03292</text:p>
          </table:table-cell>
          <table:table-cell office:value-type="string" calcext:value-type="string">
            <text:p>CC1=C(CCC(O)=O)C2=CC3=[N]4C(=CC5=C(C)C(C=C)=C6C=C7C(C)=C(C=C)C8=[N]7[Zn]4(N2C1=C8)N56)C(C)=C3CCC(O)=O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2.03e+00 g/l</text:p>
          </table:table-cell>
          <table:table-cell office:value-type="string" calcext:value-type="string">
            <text:p>DB04100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4100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451.00869</text:p>
          </table:table-cell>
          <table:table-cell office:value-type="string" calcext:value-type="string">
            <text:p>C15H8N2O3Re</text:p>
          </table:table-cell>
          <table:table-cell office:value-type="string" calcext:value-type="string">
            <text:p>(1,10 Phenanthroline)-(Tri-Carbon Monoxide) Rhenium (I)</text:p>
          </table:table-cell>
          <table:table-cell/>
          <table:table-cell office:value-type="string" calcext:value-type="string">
            <text:p>InChI=1S/C12H8N2.3CO.Re/c1-3-9-5-6-10-4-2-8-14-12(10)11(9)13-7-1;3*1-2;/h1-8H;;;;/q;;;;+1</text:p>
          </table:table-cell>
          <table:table-cell office:value-type="string" calcext:value-type="string">
            <text:p>XCPVAMYUZCTTHM-UHFFFAOYSA-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.378816197091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15,15-tris(hydroxymethyl)-1λ⁴,12λ⁴-diaza-15-rhenatetracyclo[10.2.1.0⁵,¹⁴.0⁸,¹³]pentadeca-1,3,5(14),6,8(13),9,11-heptaen-15-yliu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38.42</text:p>
          </table:table-cell>
          <table:table-cell office:value-type="string" calcext:value-type="string">
            <text:p>131.599100000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15,15-tris(hydroxymethyl)-1λ⁴,12λ⁴-diaza-15-rhenatetracyclo[10.2.1.0⁵,¹⁴.0⁸,¹³]pentadeca-1,3,5(14),6,8(13),9,11-heptaen-15-yl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;:;446</text:p>
          </table:table-cell>
          <table:table-cell table:number-columns-repeated="3"/>
          <table:table-cell office:value-type="string" calcext:value-type="string">
            <text:p>EXPT02771</text:p>
          </table:table-cell>
          <table:table-cell office:value-type="string" calcext:value-type="string">
            <text:p>[O]#C[Re+]1(C#[O])(C#[O])[N]2=CC=CC3=C2C2=C(C=CC=[N]12)C=C3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-1.46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2.72e-01 g/l</text:p>
          </table:table-cell>
          <table:table-cell office:value-type="string" calcext:value-type="string">
            <text:p>DB04156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4156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200.052724499</text:p>
          </table:table-cell>
          <table:table-cell office:value-type="string" calcext:value-type="string">
            <text:p>C4H8BeF3NO4</text:p>
          </table:table-cell>
          <table:table-cell office:value-type="string" calcext:value-type="string">
            <text:p>Aspartate Beryllium Trifluoride</text:p>
          </table:table-cell>
          <table:table-cell/>
          <table:table-cell office:value-type="string" calcext:value-type="string">
            <text:p>InChI=1S/C4H8NO4.Be.3FH/c5-2(4(8)9)1-3(6)7;;;;/h2-3,6H,1,5H2,(H,8,9);;3*1H/q-1;+4;;;/p-3/t2-,3+;;;;/m0..../s1</text:p>
          </table:table-cell>
          <table:table-cell office:value-type="string" calcext:value-type="string">
            <text:p>HSAVTCVIBRBWGG-VKZMHLLXSA-K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.1284358268338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2S,4R)-2-amino-4-hydroxy-4-[(trifluoroberyllio)oxy]butanoic acid</text:p>
          </table:table-cell>
          <table:table-cell office:value-type="string" calcext:value-type="string">
            <text:p>-2.823928828309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2.237618184410621</text:p>
          </table:table-cell>
          <table:table-cell office:value-type="string" calcext:value-type="string">
            <text:p>1.2884485248849367</text:p>
          </table:table-cell>
          <table:table-cell office:value-type="string" calcext:value-type="string">
            <text:p>9.077091713732056</text:p>
          </table:table-cell>
          <table:table-cell office:value-type="string" calcext:value-type="string">
            <text:p>92.78</text:p>
          </table:table-cell>
          <table:table-cell office:value-type="string" calcext:value-type="string">
            <text:p>30.8122000000000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S,4R)-2-amino-4-hydroxy-4-[(trifluoroberyllio)oxy]butanoic ac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;:;118</text:p>
          </table:table-cell>
          <table:table-cell table:number-columns-repeated="3"/>
          <table:table-cell office:value-type="string" calcext:value-type="string">
            <text:p>EXPT00678</text:p>
          </table:table-cell>
          <table:table-cell office:value-type="string" calcext:value-type="string">
            <text:p>N[C@@H](C[C@H](O)O[Be](F)(F)F)C(O)=O</text:p>
          </table:table-cell>
          <table:table-cell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3"/>
          <table:table-cell office:value-type="string" calcext:value-type="string">
            <text:p>DB04231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4231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371.100523003</text:p>
          </table:table-cell>
          <table:table-cell office:value-type="string" calcext:value-type="string">
            <text:p>C12H20CuN8O2</text:p>
          </table:table-cell>
          <table:table-cell office:value-type="string" calcext:value-type="string">
            <text:p>Tetra(Imidazole)Diaquacopper (I)</text:p>
          </table:table-cell>
          <table:table-cell/>
          <table:table-cell office:value-type="string" calcext:value-type="string">
            <text:p>InChI=1S/4C3H4N2.Cu.2H2O/c4*1-2-5-3-4-1;;;/h4*1-3H,(H,4,5);;2*1H2/q;;;;+1;;</text:p>
          </table:table-cell>
          <table:table-cell office:value-type="string" calcext:value-type="string">
            <text:p>HBZDUNQUBNOQIC-UHFFFAOYSA-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71132000510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s(1H-imidazol-3-ium-3-yl)dioxidaniumyl1H-3λ⁵-imidazol-3-ylcoppertetrauid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117.43</text:p>
          </table:table-cell>
          <table:table-cell office:value-type="string" calcext:value-type="string">
            <text:p>109.68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s(3H-imidazol-1-ium-1-yl)dioxidaniumyl3H-1λ⁵-imidazol-1-ylcoppertetrau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;:;886</text:p>
          </table:table-cell>
          <table:table-cell table:number-columns-repeated="3"/>
          <table:table-cell office:value-type="string" calcext:value-type="string">
            <text:p>EXPT01867</text:p>
          </table:table-cell>
          <table:table-cell office:value-type="string" calcext:value-type="string">
            <text:p>[OH2+][Cu-4]([OH2+])([N]1=CNC=C1)([N+]1=CNC=C1)([N+]1=CNC=C1)[N+]1=CNC=C1</text:p>
          </table:table-cell>
          <table:table-cell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3"/>
          <table:table-cell office:value-type="string" calcext:value-type="string">
            <text:p>DB05389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5389</text:p>
          </table:table-cell>
          <table:table-cell office:value-type="string" calcext:value-type="string">
            <text:p>approved; investigational</text:p>
          </table:table-cell>
          <table:table-cell office:value-type="string" calcext:value-type="string">
            <text:p>317.835121734</text:p>
          </table:table-cell>
          <table:table-cell office:value-type="string" calcext:value-type="string">
            <text:p>Cl4H2O11</text:p>
          </table:table-cell>
          <table:table-cell office:value-type="string" calcext:value-type="string">
            <text:p>Tetrachlorodecaoxide</text:p>
          </table:table-cell>
          <table:table-cell/>
          <table:table-cell office:value-type="string" calcext:value-type="string">
            <text:p>InChI=1S/4ClHO2.O2.H2O/c4*2-1-3;1-2;/h4*(H,2,3);;1H2/p-4</text:p>
          </table:table-cell>
          <table:table-cell office:value-type="string" calcext:value-type="string">
            <text:p>VOWOEBADKMXUBU-UHFFFAOYSA-J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912824005288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xidanone hydrate tetrachlorite</text:p>
          </table:table-cell>
          <table:table-cell office:value-type="string" calcext:value-type="string">
            <text:p>0.1795780326666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-4.5703538868541544</text:p>
          </table:table-cell>
          <table:table-cell/>
          <table:table-cell office:value-type="string" calcext:value-type="string">
            <text:p>40.129999999999995</text:p>
          </table:table-cell>
          <table:table-cell office:value-type="string" calcext:value-type="string">
            <text:p>9.0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t oxygen hydrate tetrachlor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9;:;821</text:p>
          </table:table-cell>
          <table:table-cell table:number-columns-repeated="4"/>
          <table:table-cell office:value-type="string" calcext:value-type="string">
            <text:p>O.O=O.[O-][Cl]=O.[O-][Cl]=O.[O-][Cl]=O.[O-][Cl]=O</text:p>
          </table:table-cell>
          <table:table-cell office:value-type="string" calcext:value-type="string">
            <text:p>TCDO; Tetrachlorodecaoxygen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-4.52</text:p>
          </table:table-cell>
          <table:table-cell office:value-type="string" calcext:value-type="string">
            <text:p>1.32e-02 g/l</text:p>
          </table:table-cell>
          <table:table-cell office:value-type="string" calcext:value-type="string">
            <text:p>DB08276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08276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421.017019798</text:p>
          </table:table-cell>
          <table:table-cell office:value-type="string" calcext:value-type="string">
            <text:p>C9H13BeF3N2O9P2</text:p>
          </table:table-cell>
          <table:table-cell office:value-type="string" calcext:value-type="string">
            <text:p>trifluoro-[hydroxy-[hydroxy-[2-(N-methyl-2-nitro-anilino)ethoxy]phosphoryl]oxy-phosphoryl]oxy-beryllium(1-)</text:p>
          </table:table-cell>
          <table:table-cell office:value-type="string" calcext:value-type="string">
            <text:p>NMQ</text:p>
          </table:table-cell>
          <table:table-cell office:value-type="string" calcext:value-type="string">
            <text:p>InChI=1S/C9H14N2O9P2.Be.3FH/c1-10(8-4-2-3-5-9(8)11(12)13)6-7-19-22(17,18)20-21(14,15)16;;;;/h2-5H,6-7H2,1H3,(H,17,18)(H2,14,15,16);;3*1H/q;+3;;;/p-4</text:p>
          </table:table-cell>
          <table:table-cell office:value-type="string" calcext:value-type="string">
            <text:p>LIFJVXDWLUOXQS-UHFFFAOYSA-J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0.898360544934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{hydroxy[(trifluoroberylliuide)oxy]phosphoryl}oxy)({2-[methyl(2-nitrophenyl)amino]ethoxy})phosphinic acid</text:p>
          </table:table-cell>
          <table:table-cell office:value-type="string" calcext:value-type="string">
            <text:p>2.7348000000000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3.5834086130462146</text:p>
          </table:table-cell>
          <table:table-cell office:value-type="string" calcext:value-type="string">
            <text:p>2.0750293258947687</text:p>
          </table:table-cell>
          <table:table-cell office:value-type="string" calcext:value-type="string">
            <text:p>-0.19570250543132783</text:p>
          </table:table-cell>
          <table:table-cell office:value-type="string" calcext:value-type="string">
            <text:p>151.35</text:p>
          </table:table-cell>
          <table:table-cell office:value-type="string" calcext:value-type="string">
            <text:p>79.13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hydroxy(trifluoroberylliuide)oxyphosphoryl]oxy(2-[methyl(2-nitrophenyl)amino]ethoxy)phosphinic ac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1.1624</text:p>
          </table:table-cell>
          <table:table-cell table:number-columns-repeated="4"/>
          <table:table-cell office:value-type="string" calcext:value-type="string">
            <text:p>CN(CCO[P@](O)(=O)O[P@@](O)(=O)O[Be-](F)(F)F)C1=CC=CC=C1[N+]([O-])=O</text:p>
          </table:table-cell>
          <table:table-cell office:value-type="string" calcext:value-type="string">
            <text:p>N-methyl O-nitrophenyl aminoethyldiphosphate beryllium trifluoride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string" calcext:value-type="string">
            <text:p>-1.2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6.72e+02 g/l</text:p>
          </table:table-cell>
          <table:table-cell office:value-type="string" calcext:value-type="string">
            <text:p>DB12453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12453</text:p>
          </table:table-cell>
          <table:table-cell office:value-type="string" calcext:value-type="string">
            <text:p>investigational</text:p>
          </table:table-cell>
          <table:table-cell office:value-type="string" calcext:value-type="string">
            <text:p>66.9586819</text:p>
          </table:table-cell>
          <table:table-cell office:value-type="string" calcext:value-type="string">
            <text:p>ClO2</text:p>
          </table:table-cell>
          <table:table-cell office:value-type="string" calcext:value-type="string">
            <text:p>Chlorine Dioxide</text:p>
          </table:table-cell>
          <table:table-cell/>
          <table:table-cell office:value-type="string" calcext:value-type="string">
            <text:p>InChI=1S/ClO2/c2-1-3</text:p>
          </table:table-cell>
          <table:table-cell office:value-type="string" calcext:value-type="string">
            <text:p>OSVXSBDYLRYLIG-UHFFFAOYSA-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865457426291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loryl</text:p>
          </table:table-cell>
          <table:table-cell office:value-type="string" calcext:value-type="string">
            <text:p>0.264563374666666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4.14</text:p>
          </table:table-cell>
          <table:table-cell office:value-type="string" calcext:value-type="string">
            <text:p>9.0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ine diox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45</text:p>
          </table:table-cell>
          <table:table-cell table:number-columns-repeated="4"/>
          <table:table-cell office:value-type="string" calcext:value-type="string">
            <text:p>O=[Cl]=O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-1.2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37e+02 g/l</text:p>
          </table:table-cell>
          <table:table-cell office:value-type="string" calcext:value-type="string">
            <text:p>DB14150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14150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83.961421605</text:p>
          </table:table-cell>
          <table:table-cell office:value-type="string" calcext:value-type="string">
            <text:p>ClHO3</text:p>
          </table:table-cell>
          <table:table-cell office:value-type="string" calcext:value-type="string">
            <text:p>Chloric acid</text:p>
          </table:table-cell>
          <table:table-cell/>
          <table:table-cell office:value-type="string" calcext:value-type="string">
            <text:p>InChI=1S/ClHO3/c2-1(3)4/h(H,2,3,4)</text:p>
          </table:table-cell>
          <table:table-cell office:value-type="string" calcext:value-type="string">
            <text:p>XTEGARKTQYYJKE-UHFFFAOYSA-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9141966242925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loric acid</text:p>
          </table:table-cell>
          <table:table-cell office:value-type="string" calcext:value-type="string">
            <text:p>0.04096216766666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.6223785013074545</text:p>
          </table:table-cell>
          <table:table-cell/>
          <table:table-cell office:value-type="string" calcext:value-type="string">
            <text:p>54.37</text:p>
          </table:table-cell>
          <table:table-cell office:value-type="string" calcext:value-type="string">
            <text:p>11.5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ic ac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;:;459</text:p>
          </table:table-cell>
          <table:table-cell table:number-columns-repeated="2"/>
          <table:table-cell office:value-type="string" calcext:value-type="string">
            <text:p>Potassium chlorate; Sodium chlorate</text:p>
          </table:table-cell>
          <table:table-cell/>
          <table:table-cell office:value-type="string" calcext:value-type="string">
            <text:p>[H]O[Cl](=O)=</text:p>
          </table:table-cell>
          <table:table-cell office:value-type="string" calcext:value-type="string">
            <text:p>Chlorate; Chlorsäure</text:p>
          </table:table-cell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.34e+02 g/l</text:p>
          </table:table-cell>
          <table:table-cell office:value-type="string" calcext:value-type="string">
            <text:p>DB14198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14198</text:p>
          </table:table-cell>
          <table:table-cell office:value-type="string" calcext:value-type="string">
            <text:p>approved; experimental</text:p>
          </table:table-cell>
          <table:table-cell office:value-type="string" calcext:value-type="string">
            <text:p>251.083027</text:p>
          </table:table-cell>
          <table:table-cell office:value-type="string" calcext:value-type="string">
            <text:p>C9H17Cl2N4</text:p>
          </table:table-cell>
          <table:table-cell office:value-type="string" calcext:value-type="string">
            <text:p>Quaternium-15</text:p>
          </table:table-cell>
          <table:table-cell/>
          <table:table-cell office:value-type="string" calcext:value-type="string">
            <text:p>InChI=1S/C9H16ClN4.ClH/c10-2-1-3-14-7-11-4-12(8-14)6-13(5-11)9-14;/h1-2H,3-9H2;1H/q+1;-1/b2-1+;</text:p>
          </table:table-cell>
          <table:table-cell office:value-type="string" calcext:value-type="string">
            <text:p>MBDLLRKXDWJOGN-TYYBGVCCSA-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7796460457548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-[(2E)-3-chloroprop-2-en-1-yl]-1,3,5,7-tetraazatricyclo[3.3.1.1^{3,7}]decan-1-ium lambda3-chloridyl</text:p>
          </table:table-cell>
          <table:table-cell office:value-type="string" calcext:value-type="string">
            <text:p>-2.7217554094717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.6985706461557823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66.8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[(2E)-3-chloroprop-2-en-1-yl]-1,3,5,7-tetraazatricyclo[3.3.1.1^{3,7}]decan-1-ium lambda3-chlorid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2.16</text:p>
          </table:table-cell>
          <table:table-cell/>
          <table:table-cell office:value-type="string" calcext:value-type="string">
            <text:p>T.R.U.E. Test Thin-Layer Rapid Use Patch Test</text:p>
          </table:table-cell>
          <table:table-cell table:number-columns-repeated="2"/>
          <table:table-cell office:value-type="string" calcext:value-type="string">
            <text:p>[ClH-].Cl\C=C\C[N+]12CN3CN(CN(C3)C1)C2</text:p>
          </table:table-cell>
          <table:table-cell office:value-type="string" calcext:value-type="string">
            <text:p>1-(3-Chloroallyl)-3,5,7-triaza-1-azoniaadamantane chloride; 3,5,7-Triaza-1-azoniaadamantane, 1-(3-chloroallyl)-, chloride; 3,5,7-Triaza-1-azoniatricyclo(3.3.1.13,7)decane, 1-(3-chloro-2-propen-1-yl)-, chloride (1:1); Methenamine 3-chloroallylochloride; N-(3-Chloroallyl)hexaminium chloride; Quaternium 15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1.13</text:p>
          </table:table-cell>
          <table:table-cell office:value-type="string" calcext:value-type="string">
            <text:p>1.57e+01 g/l</text:p>
          </table:table-cell>
          <table:table-cell office:value-type="string" calcext:value-type="string">
            <text:p>DB14497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14497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287.8357639</text:p>
          </table:table-cell>
          <table:table-cell office:value-type="string" calcext:value-type="string">
            <text:p>CH3CaClK2MgO6</text:p>
          </table:table-cell>
          <table:table-cell office:value-type="string" calcext:value-type="string">
            <text:p>Calcium magnesium potassium carbonate chloride hydroxide</text:p>
          </table:table-cell>
          <table:table-cell/>
          <table:table-cell office:value-type="string" calcext:value-type="string">
            <text:p>InChI=1S/CH2O3.Ca.ClH.2K.Mg.3H2O/c2-1(3)4;;;;;;;;/h(H2,2,3,4);;1H;;;;3*1H2/q;+2;;3*+2;;;/p-6</text:p>
          </table:table-cell>
          <table:table-cell office:value-type="string" calcext:value-type="string">
            <text:p>RUGQTQJQCSDUFS-UHFFFAOYSA-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5154552300033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cium magnesium(2+) dipotassium(2+) chloride trihydroxide carbonate</text:p>
          </table:table-cell>
          <table:table-cell office:value-type="string" calcext:value-type="string">
            <text:p>0.2500513656666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0.638414228618222</text:p>
          </table:table-cell>
          <table:table-cell office:value-type="string" calcext:value-type="string">
            <text:p>6.052541895520343</text:p>
          </table:table-cell>
          <table:table-cell/>
          <table:table-cell office:value-type="string" calcext:value-type="string">
            <text:p>63.19</text:p>
          </table:table-cell>
          <table:table-cell office:value-type="string" calcext:value-type="string">
            <text:p>31.17240000000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ium magnesium(2+) dipotassium(2+) chloride trihydroxide carbon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9.06</text:p>
          </table:table-cell>
          <table:table-cell/>
          <table:table-cell office:value-type="string" calcext:value-type="string">
            <text:p>Analpram Advanced</text:p>
          </table:table-cell>
          <table:table-cell table:number-columns-repeated="2"/>
          <table:table-cell office:value-type="string" calcext:value-type="string">
            <text:p>[OH-].[OH-].[OH-].[Mg++].[Cl-].[K++].[K++].[Ca++].[O-]C([O-])=O</text:p>
          </table:table-cell>
          <table:table-cell office:value-type="string" calcext:value-type="string">
            <text:p>Alka4-complex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-1.21</text:p>
          </table:table-cell>
          <table:table-cell office:value-type="string" calcext:value-type="string">
            <text:p>1.57e+01 g/l</text:p>
          </table:table-cell>
          <table:table-cell office:value-type="string" calcext:value-type="string">
            <text:p>DB14515</text:p>
          </table:table-cell>
          <table:table-cell office:value-type="string" calcext:value-type="string">
            <text:p>drugbank</text:p>
          </table:table-cell>
          <table:table-cell office:value-type="string" calcext:value-type="string">
            <text:p>DB14515</text:p>
          </table:table-cell>
          <table:table-cell office:value-type="string" calcext:value-type="string">
            <text:p>nutraceutical</text:p>
          </table:table-cell>
          <table:table-cell office:value-type="string" calcext:value-type="string">
            <text:p>200.01712968</text:p>
          </table:table-cell>
          <table:table-cell office:value-type="string" calcext:value-type="string">
            <text:p>C6H8MgO6</text:p>
          </table:table-cell>
          <table:table-cell office:value-type="string" calcext:value-type="string">
            <text:p>Magnesium lactate</text:p>
          </table:table-cell>
          <table:table-cell/>
          <table:table-cell office:value-type="string" calcext:value-type="string">
            <text:p>InChI=1S/2C3H5O3.Mg/c2*1-2(4)3(5)6;/h2*2H,1H3,(H,5,6);/q2*-1;+4/p-2</text:p>
          </table:table-cell>
          <table:table-cell office:value-type="string" calcext:value-type="string">
            <text:p>VCCUEOJOYXPBRA-UHFFFAOYSA-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.3139756852881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ambda4-magnesium(4+) bis(2-oxidopropanoate)</text:p>
          </table:table-cell>
          <table:table-cell office:value-type="string" calcext:value-type="string">
            <text:p>-0.4718295180000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4.593508084825753</text:p>
          </table:table-cell>
          <table:table-cell office:value-type="string" calcext:value-type="string">
            <text:p>3.784942414122652</text:p>
          </table:table-cell>
          <table:table-cell office:value-type="string" calcext:value-type="string">
            <text:p>-3.6696493832413326</text:p>
          </table:table-cell>
          <table:table-cell office:value-type="string" calcext:value-type="string">
            <text:p>63.19</text:p>
          </table:table-cell>
          <table:table-cell office:value-type="string" calcext:value-type="string">
            <text:p>40.2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bda4-magnesium(4+) bis(2-oxidopropanoat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;:;429</text:p>
          </table:table-cell>
          <table:table-cell table:number-columns-repeated="3"/>
          <table:table-cell office:value-type="string" calcext:value-type="string">
            <text:p>DBSALT002535</text:p>
          </table:table-cell>
          <table:table-cell office:value-type="string" calcext:value-type="string">
            <text:p>[Mg+4].CC([O-])C([O-])=O.CC([O-])C([O-])=O</text:p>
          </table:table-cell>
          <table:table-cell office:value-type="string" calcext:value-type="string">
            <text:p>Magnesium DL-lactate; Magnesium lactate anhydrous; Magnesium lactate, anhydro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3T12:48:29.060250211</dc:date>
    <meta:editing-duration>PT1M10S</meta:editing-duration>
    <meta:editing-cycles>1</meta:editing-cycles>
    <meta:generator>LibreOffice/5.1.6.2$Linux_X86_64 LibreOffice_project/10m0$Build-2</meta:generator>
    <meta:document-statistic meta:table-count="1" meta:cell-count="694" meta:object-count="0"/>
  </office:meta>
</office:document-meta>
</file>